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fab15" officeooo:paragraph-rsid="000fab15"/>
    </style:style>
    <style:style style:name="P2" style:family="paragraph" style:parent-style-name="Standard">
      <style:text-properties fo:color="#c9211e" loext:opacity="100%" fo:font-size="15pt" fo:font-weight="bold" officeooo:rsid="000fab15" officeooo:paragraph-rsid="000fab15" style:font-size-asian="15pt" style:font-weight-asian="bold" style:font-size-complex="15pt" style:font-weight-complex="bold"/>
    </style:style>
    <style:style style:name="P3" style:family="paragraph" style:parent-style-name="Standard">
      <style:text-properties style:use-window-font-color="true" loext:opacity="0%" style:font-name="Menlo" fo:font-size="9.64999961853027pt" fo:font-weight="normal" officeooo:rsid="000fab15" officeooo:paragraph-rsid="000fab15" fo:background-color="transparent" style:font-size-asian="15pt" style:font-weight-asian="bold" style:font-size-complex="15pt" style:font-weight-complex="bold"/>
    </style:style>
    <style:style style:name="P4" style:family="paragraph" style:parent-style-name="Standard">
      <style:text-properties style:use-window-font-color="true" loext:opacity="0%" style:font-name="Menlo" fo:font-size="9.64999961853027pt" fo:font-weight="normal" officeooo:rsid="000fab15" officeooo:paragraph-rsid="000fab15" fo:background-color="transparent" style:font-size-asian="15pt" style:font-weight-asian="normal" style:font-size-complex="15pt" style:font-weight-complex="normal"/>
    </style:style>
    <style:style style:name="P5" style:family="paragraph" style:parent-style-name="Standard">
      <style:paragraph-properties style:line-height-at-least="0.512cm"/>
      <style:text-properties style:use-window-font-color="true" loext:opacity="0%" style:font-name="Menlo" fo:font-size="9.64999961853027pt" fo:font-weight="normal" fo:background-color="transparent"/>
    </style:style>
    <style:style style:name="P6" style:family="paragraph" style:parent-style-name="Standard">
      <style:paragraph-properties fo:margin-top="0cm" fo:margin-bottom="0.499cm" style:contextual-spacing="false" style:line-height-at-least="0.512cm"/>
      <style:text-properties style:use-window-font-color="true" loext:opacity="0%" style:font-name="Menlo" fo:font-size="9.64999961853027pt" fo:font-weight="normal" fo:background-color="transparent"/>
    </style:style>
    <style:style style:name="P7" style:family="paragraph" style:parent-style-name="Standard">
      <style:paragraph-properties style:line-height-at-least="0.512cm"/>
      <style:text-properties style:use-window-font-color="true" loext:opacity="0%" fo:background-color="transparent"/>
    </style:style>
    <style:style style:name="P8" style:family="paragraph" style:parent-style-name="Standard">
      <style:paragraph-properties fo:margin-top="0cm" fo:margin-bottom="0.499cm" style:contextual-spacing="false" style:line-height-at-least="0.512cm"/>
      <style:text-properties style:use-window-font-color="true" loext:opacity="0%" fo:background-color="transparent"/>
    </style:style>
    <style:style style:name="P9" style:family="paragraph" style:parent-style-name="Standard">
      <style:text-properties style:use-window-font-color="true" loext:opacity="0%" fo:font-size="15pt" fo:font-weight="bold" officeooo:rsid="000fab15" officeooo:paragraph-rsid="000fab15" fo:background-color="transparent" style:font-size-asian="15pt" style:font-weight-asian="bold" style:font-size-complex="15pt" style:font-weight-complex="bold"/>
    </style:style>
    <style:style style:name="P10" style:family="paragraph" style:parent-style-name="Standard">
      <style:text-properties fo:color="#c9211e" loext:opacity="100%" fo:font-size="15pt" fo:font-weight="bold" officeooo:rsid="001070a9" officeooo:paragraph-rsid="001070a9" fo:background-color="transparent" style:font-size-asian="15pt" style:font-weight-asian="bold" style:font-size-complex="15pt" style:font-weight-complex="bold"/>
    </style:style>
    <style:style style:name="P11" style:family="paragraph" style:parent-style-name="Standard">
      <style:text-properties style:use-window-font-color="true" loext:opacity="0%" style:font-name="Menlo" fo:font-size="9.64999961853027pt" fo:font-weight="normal" officeooo:rsid="001070a9" officeooo:paragraph-rsid="001070a9" fo:background-color="transparent" style:font-size-asian="15pt" style:font-weight-asian="bold" style:font-size-complex="15pt" style:font-weight-complex="bold"/>
    </style:style>
    <style:style style:name="P12" style:family="paragraph" style:parent-style-name="Standard">
      <style:paragraph-properties style:line-height-at-least="0.512cm"/>
      <style:text-properties style:use-window-font-color="true" loext:opacity="0%" style:font-name="Menlo" fo:font-size="9.64999961853027pt" fo:font-weight="normal" fo:background-color="transparent"/>
    </style:style>
    <style:style style:name="P13" style:family="paragraph" style:parent-style-name="Standard">
      <style:paragraph-properties fo:margin-top="0cm" fo:margin-bottom="0.499cm" style:contextual-spacing="false" style:line-height-at-least="0.512cm"/>
      <style:text-properties style:use-window-font-color="true" loext:opacity="0%" style:font-name="Menlo" fo:font-size="9.64999961853027pt" fo:font-weight="normal" fo:background-color="transparent"/>
    </style:style>
    <style:style style:name="P14" style:family="paragraph" style:parent-style-name="Standard">
      <style:text-properties style:use-window-font-color="true" loext:opacity="0%" fo:font-size="15pt" fo:font-weight="bold" officeooo:rsid="001070a9" officeooo:paragraph-rsid="001070a9" fo:background-color="transparent" style:font-size-asian="15pt" style:font-weight-asian="bold" style:font-size-complex="15pt" style:font-weight-complex="bold"/>
    </style:style>
    <style:style style:name="P15" style:family="paragraph" style:parent-style-name="Standard">
      <style:paragraph-properties style:line-height-at-least="0.512cm"/>
      <style:text-properties style:use-window-font-color="true" loext:opacity="0%" fo:background-color="transparent"/>
    </style:style>
    <style:style style:name="P16" style:family="paragraph" style:parent-style-name="Standard">
      <style:paragraph-properties fo:margin-top="0cm" fo:margin-bottom="0.499cm" style:contextual-spacing="false" style:line-height-at-least="0.512cm"/>
      <style:text-properties style:use-window-font-color="true" loext:opacity="0%" fo:background-color="transparent"/>
    </style:style>
    <style:style style:name="T1" style:family="text">
      <style:text-properties fo:color="#569cd6" loext:opacity="100%"/>
    </style:style>
    <style:style style:name="T2" style:family="text">
      <style:text-properties fo:color="#4ec9b0" loext:opacity="100%"/>
    </style:style>
    <style:style style:name="T3" style:family="text">
      <style:text-properties fo:color="#d4d4d4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c586c0" loext:opacity="100%"/>
    </style:style>
    <style:style style:name="T8" style:family="text">
      <style:text-properties fo:color="#b5cea8" loext:opacity="100%"/>
    </style:style>
    <style:style style:name="T9" style:family="text">
      <style:text-properties fo:color="#6a9955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TNET CODE SNIPPETS </text:p>
      <text:p text:style-name="P1"/>
      <text:p text:style-name="P2">UserController with update password and send email</text:p>
      <text:p text:style-name="P3">using System;</text:p>
      <text:p text:style-name="P5">using System.Collections.Generic;</text:p>
      <text:p text:style-name="P5">using System.Linq;</text:p>
      <text:p text:style-name="P5">using System.Net;</text:p>
      <text:p text:style-name="P5">using System.Net.Mail;</text:p>
      <text:p text:style-name="P5">using System.Security.Cryptography;</text:p>
      <text:p text:style-name="P5">using System.Threading.Tasks;</text:p>
      <text:p text:style-name="P5">using KTU_Backend.DAL;</text:p>
      <text:p text:style-name="P5">using Microsoft.AspNetCore.Mvc;</text:p>
      <text:p text:style-name="P5">using Microsoft.EntityFrameworkCore;</text:p>
      <text:p text:style-name="P5">using StudentAttachmentV1.DAL;</text:p>
      <text:p text:style-name="P7"/>
      <text:p text:style-name="P5">namespace KTU_Backend.Controllers</text:p>
      <text:p text:style-name="P5">{</text:p>
      <text:p text:style-name="P5">[ApiController]</text:p>
      <text:p text:style-name="P5">[Route("api/Auth")]</text:p>
      <text:p text:style-name="P8"/>
      <text:p text:style-name="P5">public class UserController : ControllerBase</text:p>
      <text:p text:style-name="P5">{</text:p>
      <text:p text:style-name="P7"/>
      <text:p text:style-name="P5">private readonly StudentAttachmentContext _context;</text:p>
      <text:p text:style-name="P5">public UserController(StudentAttachmentContext context)</text:p>
      <text:p text:style-name="P5">{</text:p>
      <text:p text:style-name="P5">_context = context;</text:p>
      <text:p text:style-name="P5">}</text:p>
      <text:p text:style-name="P6"><text:line-break/></text:p>
      <text:p text:style-name="P5">[HttpPost("forgot")]</text:p>
      <text:p text:style-name="P5">public async Task&lt;IActionResult&gt;ForgotPassword(string email)</text:p>
      <text:p text:style-name="P5">{</text:p>
      <text:p text:style-name="P7"/>
      <text:p text:style-name="P5">var user = await _context.Accounts.FirstOrDefaultAsync(u =&gt; u.Email == email);</text:p>
      <text:p text:style-name="P5">if(user==null){</text:p>
      <text:p text:style-name="P5">return BadRequest("User " + email + " does not exist");</text:p>
      <text:p text:style-name="P5">}</text:p>
      <text:p text:style-name="P7"/>
      <text:p text:style-name="P5">user.PasswordResetToken = CreateRandomToken();</text:p>
      <text:p text:style-name="P5">user.ResetTokenExpires = DateTime.Now.AddDays(1);</text:p>
      <text:p text:style-name="P5">await _context.SaveChangesAsync();</text:p>
      <text:p text:style-name="P7"/>
      <text:p text:style-name="P5">try</text:p>
      <text:p text:style-name="P5">{</text:p>
      <text:p text:style-name="P5">await SendPasswordResetEmail(email, user.PasswordResetToken);</text:p>
      <text:p text:style-name="P5">return Ok("You may now reset your password");</text:p>
      <text:p text:style-name="P5">}</text:p>
      <text:p text:style-name="P5"><text:soft-page-break/>catch (Exception ex)</text:p>
      <text:p text:style-name="P5">{</text:p>
      <text:p text:style-name="P5">// Handle exception if there was an error sending the email</text:p>
      <text:p text:style-name="P5">// You can log the error or return an appropriate error message</text:p>
      <text:p text:style-name="P5">return BadRequest("Failed to send password reset email. Please try again later.");</text:p>
      <text:p text:style-name="P5">} </text:p>
      <text:p text:style-name="P7"/>
      <text:p text:style-name="P5">}</text:p>
      <text:p text:style-name="P8"/>
      <text:p text:style-name="P5">private async Task SendPasswordResetEmail(string email, string token)</text:p>
      <text:p text:style-name="P5">{</text:p>
      <text:p text:style-name="P5">string subject = "Password Reset";</text:p>
      <text:p text:style-name="P5">string body = $"Dear {email},\n\n" +</text:p>
      <text:p text:style-name="P5">"You have requested to reset your password. Please use the following token:\n\n" +</text:p>
      <text:p text:style-name="P5">$"{token}\n\n" +</text:p>
      <text:p text:style-name="P5">"This token will expire in 24 hours.\n\n" +</text:p>
      <text:p text:style-name="P5">"Regards,\n" +</text:p>
      <text:p text:style-name="P5">"Glydetek Group";</text:p>
      <text:p text:style-name="P7"/>
      <text:p text:style-name="P5">using (SmtpClient smtpClient = new SmtpClient("us2.smtp.mailhostbox.com", 25))</text:p>
      <text:p text:style-name="P5">{</text:p>
      <text:p text:style-name="P5">smtpClient.EnableSsl = true;</text:p>
      <text:p text:style-name="P5">smtpClient.UseDefaultCredentials = false;</text:p>
      <text:p text:style-name="P5">smtpClient.Credentials = new NetworkCredential("support@glydetek.com", "eSM)TxT)0");</text:p>
      <text:p text:style-name="P7"/>
      <text:p text:style-name="P5">MailMessage mailMessage = new MailMessage();</text:p>
      <text:p text:style-name="P5">mailMessage.From = new MailAddress("support@glydetek.com");</text:p>
      <text:p text:style-name="P5">mailMessage.To.Add(email);</text:p>
      <text:p text:style-name="P5">mailMessage.Subject = subject;</text:p>
      <text:p text:style-name="P5">mailMessage.Body = body;</text:p>
      <text:p text:style-name="P7"/>
      <text:p text:style-name="P5">await smtpClient.SendMailAsync(mailMessage);</text:p>
      <text:p text:style-name="P5">}</text:p>
      <text:p text:style-name="P5">}</text:p>
      <text:p text:style-name="P6"><text:line-break/><text:line-break/></text:p>
      <text:p text:style-name="P5">[HttpPost("reset-password")]</text:p>
      <text:p text:style-name="P5">public async Task&lt;IActionResult&gt;ResetPassword(ResetPasswordRequest request)</text:p>
      <text:p text:style-name="P5">{</text:p>
      <text:p text:style-name="P8"/>
      <text:p text:style-name="P5">//The PasswordResetToken which i declared in the User.cs model and it is made availabe in the</text:p>
      <text:p text:style-name="P5">//DataContext.cs through the DbSet shouuld be equal to the Token the user will declare in the ResetPasswordRequest model</text:p>
      <text:p text:style-name="P5"><text:soft-page-break/>var user = await _context.Accounts.FirstOrDefaultAsync(u =&gt; u.PasswordResetToken == request.Token);</text:p>
      <text:p text:style-name="P5">if(user==null || user.ResetTokenExpires&lt;DateTime.Now ){</text:p>
      <text:p text:style-name="P5">return BadRequest("Invalid Token");</text:p>
      <text:p text:style-name="P5">}</text:p>
      <text:p text:style-name="P5">user.Password = BCrypt.Net.BCrypt.HashPassword(request.Password);</text:p>
      <text:p text:style-name="P5">user.PasswordResetToken = null;</text:p>
      <text:p text:style-name="P5">user.ResetTokenExpires = null;</text:p>
      <text:p text:style-name="P7"/>
      <text:p text:style-name="P5">await _context.SaveChangesAsync();</text:p>
      <text:p text:style-name="P7"/>
      <text:p text:style-name="P5">return Ok("Password successfully reset.");</text:p>
      <text:p text:style-name="P7"/>
      <text:p text:style-name="P5">}</text:p>
      <text:p text:style-name="P6"><text:line-break/></text:p>
      <text:p text:style-name="P5">[HttpPost("login")]</text:p>
      <text:p text:style-name="P5">public async Task&lt;IActionResult&gt; Login(UserLoginHydot request)</text:p>
      <text:p text:style-name="P5">{</text:p>
      <text:p text:style-name="P5">var user = await _context.Accounts.FirstOrDefaultAsync(u =&gt; u.Email == request.Email);</text:p>
      <text:p text:style-name="P5">if (user == null)</text:p>
      <text:p text:style-name="P5">{</text:p>
      <text:p text:style-name="P5">return BadRequest("User not found");</text:p>
      <text:p text:style-name="P5">}</text:p>
      <text:p text:style-name="P7"/>
      <text:p text:style-name="P5">if (string.IsNullOrEmpty(user.Password))</text:p>
      <text:p text:style-name="P5">{</text:p>
      <text:p text:style-name="P5">return BadRequest("User password not set");</text:p>
      <text:p text:style-name="P5">}</text:p>
      <text:p text:style-name="P7"/>
      <text:p text:style-name="P5">if (!BCrypt.Net.BCrypt.Verify(request.Password, user.Password))</text:p>
      <text:p text:style-name="P5">{</text:p>
      <text:p text:style-name="P5">return BadRequest("Incorrect password");</text:p>
      <text:p text:style-name="P5">}</text:p>
      <text:p text:style-name="P7"/>
      <text:p text:style-name="P5">return Ok($"Welcome Back, {user.Name}!");</text:p>
      <text:p text:style-name="P5">}</text:p>
      <text:p text:style-name="P6"><text:line-break/><text:line-break/></text:p>
      <text:p text:style-name="P5">private static void CreatePasswordHash(string password, out byte[] passwordHash, out byte[] passwordSalt)</text:p>
      <text:p text:style-name="P5">{</text:p>
      <text:p text:style-name="P5">using (var hmac = new HMACSHA512())</text:p>
      <text:p text:style-name="P5">{</text:p>
      <text:p text:style-name="P5">passwordSalt = hmac.Key;</text:p>
      <text:p text:style-name="P5">passwordHash = hmac.ComputeHash(System.Text.Encoding.UTF8.GetBytes(password));</text:p>
      <text:p text:style-name="P8"><text:soft-page-break/></text:p>
      <text:p text:style-name="P5">}</text:p>
      <text:p text:style-name="P7"/>
      <text:p text:style-name="P5">}</text:p>
      <text:p text:style-name="P7"/>
      <text:p text:style-name="P5">private string CreateRandomToken(){</text:p>
      <text:p text:style-name="P5">return Convert.ToHexString(RandomNumberGenerator.GetBytes(64));</text:p>
      <text:p text:style-name="P5">}</text:p>
      <text:p text:style-name="P8"/>
      <text:p text:style-name="P5">}</text:p>
      <text:p text:style-name="P5">}</text:p>
      <text:p text:style-name="P9"/>
      <text:p text:style-name="P9">Upload Images And Files </text:p>
      <text:p text:style-name="P4">using System;</text:p>
      <text:p text:style-name="P5">using System.IO;</text:p>
      <text:p text:style-name="P5">using Microsoft.AspNetCore.Hosting;</text:p>
      <text:p text:style-name="P5">using Microsoft.AspNetCore.Http;</text:p>
      <text:p text:style-name="P5">using Microsoft.AspNetCore.Mvc;</text:p>
      <text:p text:style-name="P7"/>
      <text:p text:style-name="P5">namespace HyStudy.Controllers</text:p>
      <text:p text:style-name="P5">{</text:p>
      <text:p text:style-name="P5">[ApiController] // Indicates that this class is an API controller</text:p>
      <text:p text:style-name="P5">[Route("api/[controller]")] // Specifies the route prefix for this controller</text:p>
      <text:p text:style-name="P5">public class ImageUploadController : ControllerBase</text:p>
      <text:p text:style-name="P5">{</text:p>
      <text:p text:style-name="P5">private readonly IWebHostEnvironment _environment;</text:p>
      <text:p text:style-name="P7"/>
      <text:p text:style-name="P5">public ImageUploadController(IWebHostEnvironment environment)</text:p>
      <text:p text:style-name="P5">{</text:p>
      <text:p text:style-name="P5">_environment = environment;</text:p>
      <text:p text:style-name="P5">}</text:p>
      <text:p text:style-name="P7"/>
      <text:p text:style-name="P5">// Model representing the uploaded file</text:p>
      <text:p text:style-name="P5">public class FileUploadApi</text:p>
      <text:p text:style-name="P5">{</text:p>
      <text:p text:style-name="P5">public IFormFile files { get; set; }</text:p>
      <text:p text:style-name="P5">}</text:p>
      <text:p text:style-name="P7"/>
      <text:p text:style-name="P5">// HTTP POST endpoint for file upload</text:p>
      <text:p text:style-name="P5">[HttpPost]</text:p>
      <text:p text:style-name="P5">[Consumes("multipart/form-data")] // Specify the supported media type as form data</text:p>
      <text:p text:style-name="P5">public async Task&lt;IActionResult&gt; Post([FromForm] FileUploadApi objFile)</text:p>
      <text:p text:style-name="P5">{</text:p>
      <text:p text:style-name="P5">try</text:p>
      <text:p text:style-name="P5">{</text:p>
      <text:p text:style-name="P5">// Check if a file was uploaded</text:p>
      <text:p text:style-name="P5">if (objFile?.files == null || objFile.files.Length &lt;= 0)</text:p>
      <text:p text:style-name="P5">{</text:p>
      <text:p text:style-name="P5"><text:soft-page-break/>return BadRequest("No file uploaded."); // Return a 400 Bad Request if no file is uploaded</text:p>
      <text:p text:style-name="P5">}</text:p>
      <text:p text:style-name="P7"/>
      <text:p text:style-name="P5">// Create the "Upload" folder under the wwwroot folder</text:p>
      <text:p text:style-name="P5">var uploadFolder = Path.Combine(_environment.WebRootPath, "Upload");</text:p>
      <text:p text:style-name="P7"/>
      <text:p text:style-name="P5">if (!Directory.Exists(uploadFolder))</text:p>
      <text:p text:style-name="P5">{</text:p>
      <text:p text:style-name="P5">Directory.CreateDirectory(uploadFolder);</text:p>
      <text:p text:style-name="P5">}</text:p>
      <text:p text:style-name="P7"/>
      <text:p text:style-name="P5">// Generate a unique filename for the uploaded file</text:p>
      <text:p text:style-name="P5">var uniqueFileName = Guid.NewGuid().ToString() + "&lt;=&gt; [" + objFile.files.FileName+"]";</text:p>
      <text:p text:style-name="P7"/>
      <text:p text:style-name="P5">// Save the uploaded file to the "Upload" folder</text:p>
      <text:p text:style-name="P5">using (FileStream fileStream = new FileStream(Path.Combine(uploadFolder, uniqueFileName), FileMode.Create))</text:p>
      <text:p text:style-name="P5">{</text:p>
      <text:p text:style-name="P5">await objFile.files.CopyToAsync(fileStream);</text:p>
      <text:p text:style-name="P5">fileStream.Flush();</text:p>
      <text:p text:style-name="P5">}</text:p>
      <text:p text:style-name="P7"/>
      <text:p text:style-name="P5">return Ok("Upload successful: " + uniqueFileName); // Return a 200 OK response with the unique filename</text:p>
      <text:p text:style-name="P5">}</text:p>
      <text:p text:style-name="P5">catch (Exception ex)</text:p>
      <text:p text:style-name="P5">{</text:p>
      <text:p text:style-name="P5">return StatusCode(500, ex.Message); // Return a 500 Internal Server Error for any other exception</text:p>
      <text:p text:style-name="P5">}</text:p>
      <text:p text:style-name="P5">}</text:p>
      <text:p text:style-name="P5">}</text:p>
      <text:p text:style-name="P5">}</text:p>
      <text:p text:style-name="P5"/>
      <text:p text:style-name="P10">UPDATED USER CONTROLLER </text:p>
      <text:p text:style-name="P11">using System;</text:p>
      <text:p text:style-name="P12">using System.Collections.Generic;</text:p>
      <text:p text:style-name="P12">using System.IdentityModel.Tokens.Jwt;</text:p>
      <text:p text:style-name="P12">using System.Linq;</text:p>
      <text:p text:style-name="P12">using System.Net;</text:p>
      <text:p text:style-name="P12">using System.Net.Mail;</text:p>
      <text:p text:style-name="P12">using System.Security.Claims;</text:p>
      <text:p text:style-name="P12">using System.Security.Cryptography;</text:p>
      <text:p text:style-name="P12">using System.Text;</text:p>
      <text:p text:style-name="P12">using System.Threading.Tasks;</text:p>
      <text:p text:style-name="P12">using KTU_Backend.DAL;</text:p>
      <text:p text:style-name="P12">using Microsoft.AspNetCore.Mvc;</text:p>
      <text:p text:style-name="P12">using Microsoft.EntityFrameworkCore;</text:p>
      <text:p text:style-name="P12"><text:soft-page-break/>using Microsoft.IdentityModel.Tokens;</text:p>
      <text:p text:style-name="P12">using StudentAttachmentV1.DAL;</text:p>
      <text:p text:style-name="P12">using StudentAttachmentV1.Models;</text:p>
      <text:p text:style-name="P15"/>
      <text:p text:style-name="P12">namespace KTU_Backend.Controllers</text:p>
      <text:p text:style-name="P12">{</text:p>
      <text:p text:style-name="P12">[ApiController]</text:p>
      <text:p text:style-name="P12">[Route("api/Auth")]</text:p>
      <text:p text:style-name="P16"/>
      <text:p text:style-name="P12">public class UserController : ControllerBase</text:p>
      <text:p text:style-name="P12">{</text:p>
      <text:p text:style-name="P15"/>
      <text:p text:style-name="P12">private readonly StudentAttachmentContext _context;</text:p>
      <text:p text:style-name="P12">private readonly IConfiguration _configuration;</text:p>
      <text:p text:style-name="P12">public UserController(StudentAttachmentContext context, IConfiguration configuration)</text:p>
      <text:p text:style-name="P12">{</text:p>
      <text:p text:style-name="P12">_context = context;</text:p>
      <text:p text:style-name="P12">_configuration = configuration;</text:p>
      <text:p text:style-name="P12">}</text:p>
      <text:p text:style-name="P13"><text:line-break/></text:p>
      <text:p text:style-name="P12">[HttpPost("forgot")]</text:p>
      <text:p text:style-name="P12">public async Task&lt;IActionResult&gt;ForgotPassword(string email)</text:p>
      <text:p text:style-name="P12">{</text:p>
      <text:p text:style-name="P15"/>
      <text:p text:style-name="P12">var user = await _context.Accounts.FirstOrDefaultAsync(u =&gt; u.Email == email);</text:p>
      <text:p text:style-name="P12">if(user==null){</text:p>
      <text:p text:style-name="P12">return BadRequest("User " + email + " does not exist");</text:p>
      <text:p text:style-name="P12">}</text:p>
      <text:p text:style-name="P15"/>
      <text:p text:style-name="P12">user.PasswordResetToken = CreateRandomToken();</text:p>
      <text:p text:style-name="P12">user.ResetTokenExpires = DateTime.Now.AddDays(1);</text:p>
      <text:p text:style-name="P12">await _context.SaveChangesAsync();</text:p>
      <text:p text:style-name="P15"/>
      <text:p text:style-name="P12">try</text:p>
      <text:p text:style-name="P12">{</text:p>
      <text:p text:style-name="P12">await SendPasswordResetEmail(email, user.PasswordResetToken);</text:p>
      <text:p text:style-name="P12">return Ok("You may now reset your password");</text:p>
      <text:p text:style-name="P12">}</text:p>
      <text:p text:style-name="P12">catch (Exception ex)</text:p>
      <text:p text:style-name="P12">{</text:p>
      <text:p text:style-name="P12">// Handle exception if there was an error sending the email</text:p>
      <text:p text:style-name="P12">// You can log the error or return an appropriate error message</text:p>
      <text:p text:style-name="P12">return BadRequest("Failed to send password reset email. Please try again later.");</text:p>
      <text:p text:style-name="P12">} </text:p>
      <text:p text:style-name="P15"/>
      <text:p text:style-name="P12">}</text:p>
      <text:p text:style-name="P16"><text:soft-page-break/></text:p>
      <text:p text:style-name="P12">[HttpPost("login")]</text:p>
      <text:p text:style-name="P12">public async Task&lt;IActionResult&gt; Login(UserLoginHydot request)</text:p>
      <text:p text:style-name="P12">{</text:p>
      <text:p text:style-name="P12">var user = await _context.Accounts.FirstOrDefaultAsync(u =&gt; u.Email == request.Email);</text:p>
      <text:p text:style-name="P12">if (user == null)</text:p>
      <text:p text:style-name="P12">{</text:p>
      <text:p text:style-name="P12">return BadRequest("User not found");</text:p>
      <text:p text:style-name="P12">}</text:p>
      <text:p text:style-name="P15"/>
      <text:p text:style-name="P12">if (string.IsNullOrEmpty(user.Password))</text:p>
      <text:p text:style-name="P12">{</text:p>
      <text:p text:style-name="P12">return BadRequest("User password not set");</text:p>
      <text:p text:style-name="P12">}</text:p>
      <text:p text:style-name="P15"/>
      <text:p text:style-name="P12">if (!BCrypt.Net.BCrypt.Verify(request.Password, user.Password))</text:p>
      <text:p text:style-name="P12">{</text:p>
      <text:p text:style-name="P12">return BadRequest("Incorrect password");</text:p>
      <text:p text:style-name="P12">}</text:p>
      <text:p text:style-name="P15"/>
      <text:p text:style-name="P12">user.TwoStepVerificationToken = CreateLoginToken();</text:p>
      <text:p text:style-name="P12">user.TwoStepVerificationTokenExpire = DateTime.Now.AddHours(1);</text:p>
      <text:p text:style-name="P12">await _context.SaveChangesAsync();</text:p>
      <text:p text:style-name="P15"/>
      <text:p text:style-name="P12">try</text:p>
      <text:p text:style-name="P12">{</text:p>
      <text:p text:style-name="P12">await SendLoginToken(user.Email, user.TwoStepVerificationToken,user.Name);</text:p>
      <text:p text:style-name="P12">return Ok("You may now login");</text:p>
      <text:p text:style-name="P12">}</text:p>
      <text:p text:style-name="P12">catch (Exception ex)</text:p>
      <text:p text:style-name="P12">{</text:p>
      <text:p text:style-name="P12">return BadRequest("Failed to send login token email. Please try again later.");</text:p>
      <text:p text:style-name="P12">} </text:p>
      <text:p text:style-name="P13"><text:line-break/></text:p>
      <text:p text:style-name="P12">//return Ok(user.Name);</text:p>
      <text:p text:style-name="P12">}</text:p>
      <text:p text:style-name="P15"/>
      <text:p text:style-name="P12">[HttpPost("verifyLogin")]</text:p>
      <text:p text:style-name="P12">public async Task&lt;IActionResult&gt;verifyLogin(string token)</text:p>
      <text:p text:style-name="P12">{</text:p>
      <text:p text:style-name="P16"/>
      <text:p text:style-name="P12">var user = await _context.Accounts.FirstOrDefaultAsync(u =&gt; u.TwoStepVerificationToken == token);</text:p>
      <text:p text:style-name="P12">if(user==null || user.TwoStepVerificationTokenExpire&lt;DateTime.Now ){</text:p>
      <text:p text:style-name="P12">return BadRequest("Invalid Token");</text:p>
      <text:p text:style-name="P12"><text:soft-page-break/>}</text:p>
      <text:p text:style-name="P12">user.TwoStepVerificationToken = null;</text:p>
      <text:p text:style-name="P12">user.TwoStepVerificationTokenExpire = null;</text:p>
      <text:p text:style-name="P12">await _context.SaveChangesAsync();</text:p>
      <text:p text:style-name="P12">return Ok(user.Name);</text:p>
      <text:p text:style-name="P15"/>
      <text:p text:style-name="P12">}</text:p>
      <text:p text:style-name="P13"><text:line-break/><text:line-break/><text:line-break/></text:p>
      <text:p text:style-name="P12">private async Task SendLoginToken(string email, string token, string username)</text:p>
      <text:p text:style-name="P12">{</text:p>
      <text:p text:style-name="P12">EmailRequest mail = new EmailRequest();</text:p>
      <text:p text:style-name="P12">string subject = "Two step verification token";</text:p>
      <text:p text:style-name="P12">string body = $@"&lt;!DOCTYPE html&gt;</text:p>
      <text:p text:style-name="P15"/>
      <text:p text:style-name="P12">&lt;html&gt;</text:p>
      <text:p text:style-name="P12">&lt;head&gt;</text:p>
      <text:p text:style-name="P12">&lt;style&gt;</text:p>
      <text:p text:style-name="P12">body {{</text:p>
      <text:p text:style-name="P12">font-family: Arial, sans-serif;</text:p>
      <text:p text:style-name="P12">font-size: 14px;</text:p>
      <text:p text:style-name="P12">background-color: #f4f4f4;</text:p>
      <text:p text:style-name="P12">margin: 0;</text:p>
      <text:p text:style-name="P12">padding: 0;</text:p>
      <text:p text:style-name="P12">}}</text:p>
      <text:p text:style-name="P15"/>
      <text:p text:style-name="P12">.container {{</text:p>
      <text:p text:style-name="P12">max-width: 600px;</text:p>
      <text:p text:style-name="P12">margin: 0 auto;</text:p>
      <text:p text:style-name="P12">background-color: #ffffff;</text:p>
      <text:p text:style-name="P12">padding: 20px;</text:p>
      <text:p text:style-name="P12">border-radius: 10px;</text:p>
      <text:p text:style-name="P12">box-shadow: 0 2px 5px rgba(0, 0, 0, 0.1);</text:p>
      <text:p text:style-name="P12">animation: fade-in 0.5s ease-out;</text:p>
      <text:p text:style-name="P12">}}</text:p>
      <text:p text:style-name="P15"/>
      <text:p text:style-name="P12">@keyframes fade-in {{</text:p>
      <text:p text:style-name="P12">from {{ opacity: 0; }}</text:p>
      <text:p text:style-name="P12">to {{ opacity: 1; }}</text:p>
      <text:p text:style-name="P12">}}</text:p>
      <text:p text:style-name="P15"/>
      <text:p text:style-name="P12">.header {{</text:p>
      <text:p text:style-name="P12">font-size: 24px;</text:p>
      <text:p text:style-name="P12">font-weight: bold;</text:p>
      <text:p text:style-name="P12">color: #333333;</text:p>
      <text:p text:style-name="P12">margin-bottom: 20px;</text:p>
      <text:p text:style-name="P12">}}</text:p>
      <text:p text:style-name="P15"><text:soft-page-break/></text:p>
      <text:p text:style-name="P12">.text {{</text:p>
      <text:p text:style-name="P12">color: #666666;</text:p>
      <text:p text:style-name="P12">margin-bottom: 10px;</text:p>
      <text:p text:style-name="P12">}}</text:p>
      <text:p text:style-name="P15"/>
      <text:p text:style-name="P12">.token {{</text:p>
      <text:p text:style-name="P12">font-size: 28px;</text:p>
      <text:p text:style-name="P12">font-weight: bold;</text:p>
      <text:p text:style-name="P12">color: #FF0000;</text:p>
      <text:p text:style-name="P12">margin-top: 20px;</text:p>
      <text:p text:style-name="P12">margin-bottom: 30px;</text:p>
      <text:p text:style-name="P12">}}</text:p>
      <text:p text:style-name="P15"/>
      <text:p text:style-name="P12">.footer {{</text:p>
      <text:p text:style-name="P12">color: #999999;</text:p>
      <text:p text:style-name="P12">font-size: 12px;</text:p>
      <text:p text:style-name="P12">text-align: center;</text:p>
      <text:p text:style-name="P12">margin-top: 30px;</text:p>
      <text:p text:style-name="P12">}}</text:p>
      <text:p text:style-name="P12">&lt;/style&gt;</text:p>
      <text:p text:style-name="P12">&lt;/head&gt;</text:p>
      <text:p text:style-name="P12">&lt;body&gt;</text:p>
      <text:p text:style-name="P12">&lt;div class='container'&gt;</text:p>
      <text:p text:style-name="P12">&lt;div class='header'&gt;Two Step Verification&lt;/div&gt;</text:p>
      <text:p text:style-name="P12">&lt;div class='text'&gt;Dear {username},&lt;/div&gt;</text:p>
      <text:p text:style-name="P12">&lt;div class='text'&gt;You have requested to login into your account. Please use the following token:&lt;/div&gt;</text:p>
      <text:p text:style-name="P12">&lt;div class='token'&gt;{token}&lt;/div&gt;</text:p>
      <text:p text:style-name="P12">&lt;div class='text'&gt;This token will expire in 1 hour.&lt;/div&gt;</text:p>
      <text:p text:style-name="P12">&lt;div class='text'&gt;Regards,&lt;/div&gt;</text:p>
      <text:p text:style-name="P12">&lt;div class='text'&gt;Glydetek Group&lt;/div&gt;</text:p>
      <text:p text:style-name="P12">&lt;div class='footer'&gt;© 2023 Glydetek Group. All rights reserved.&lt;/div&gt;</text:p>
      <text:p text:style-name="P12">&lt;/div&gt;</text:p>
      <text:p text:style-name="P12">&lt;/body&gt;</text:p>
      <text:p text:style-name="P12">&lt;/html&gt;";</text:p>
      <text:p text:style-name="P15"/>
      <text:p text:style-name="P12">using (SmtpClient smtpClient = new SmtpClient(mail.SmtpHost, mail.SmtpPort))</text:p>
      <text:p text:style-name="P12">{</text:p>
      <text:p text:style-name="P12">smtpClient.EnableSsl = true;</text:p>
      <text:p text:style-name="P12">smtpClient.UseDefaultCredentials = false;</text:p>
      <text:p text:style-name="P12">smtpClient.Credentials = new NetworkCredential(mail.SmtpUserName, mail.SmtpPassword);</text:p>
      <text:p text:style-name="P15"/>
      <text:p text:style-name="P12">MailMessage mailMessage = new MailMessage();</text:p>
      <text:p text:style-name="P12">mailMessage.From = new MailAddress(mail.SmtpUserName);</text:p>
      <text:p text:style-name="P12">mailMessage.To.Add(email);</text:p>
      <text:p text:style-name="P12">mailMessage.Subject = subject;</text:p>
      <text:p text:style-name="P12">mailMessage.Body = body;</text:p>
      <text:p text:style-name="P12">mailMessage.IsBodyHtml = true; // Set the email body format to HTML</text:p>
      <text:p text:style-name="P15"><text:soft-page-break/></text:p>
      <text:p text:style-name="P12">await smtpClient.SendMailAsync(mailMessage);</text:p>
      <text:p text:style-name="P12">}</text:p>
      <text:p text:style-name="P12">}</text:p>
      <text:p text:style-name="P13"><text:line-break/><text:line-break/></text:p>
      <text:p text:style-name="P12">private string CreateLoginToken()</text:p>
      <text:p text:style-name="P12">{</text:p>
      <text:p text:style-name="P12">byte[] randomBytes = new byte[4];</text:p>
      <text:p text:style-name="P12">using (RandomNumberGenerator rng = RandomNumberGenerator.Create())</text:p>
      <text:p text:style-name="P12">{</text:p>
      <text:p text:style-name="P12">rng.GetBytes(randomBytes);</text:p>
      <text:p text:style-name="P12">}</text:p>
      <text:p text:style-name="P15"/>
      <text:p text:style-name="P12">uint randomNumber = BitConverter.ToUInt32(randomBytes, 0);</text:p>
      <text:p text:style-name="P12">return randomNumber.ToString("D8");</text:p>
      <text:p text:style-name="P12">}</text:p>
      <text:p text:style-name="P13"><text:line-break/><text:line-break/><text:line-break/></text:p>
      <text:p text:style-name="P12">[HttpPost("hyuserprofile")]</text:p>
      <text:p text:style-name="P12">public async Task&lt;IActionResult&gt;UserProfileHydot(string email)</text:p>
      <text:p text:style-name="P12">{</text:p>
      <text:p text:style-name="P15"/>
      <text:p text:style-name="P12">var user = await _context.IndustryContactPeople.FirstOrDefaultAsync(u =&gt; u.Email == email);</text:p>
      <text:p text:style-name="P12">if(user==null){</text:p>
      <text:p text:style-name="P12">return Unauthorized();</text:p>
      <text:p text:style-name="P12">}</text:p>
      <text:p text:style-name="P15"/>
      <text:p text:style-name="P12">return Ok(user);</text:p>
      <text:p text:style-name="P15"/>
      <text:p text:style-name="P12">}</text:p>
      <text:p text:style-name="P13"><text:line-break/></text:p>
      <text:p text:style-name="P12">private async Task SendPasswordResetEmail(string email, string token)</text:p>
      <text:p text:style-name="P12">{</text:p>
      <text:p text:style-name="P12">EmailRequest mail = new EmailRequest();</text:p>
      <text:p text:style-name="P12">string subject = "Password Reset";</text:p>
      <text:p text:style-name="P12">string body = $@"&lt;!DOCTYPE html&gt;</text:p>
      <text:p text:style-name="P12">&lt;html&gt;</text:p>
      <text:p text:style-name="P12">&lt;head&gt;</text:p>
      <text:p text:style-name="P12">&lt;style&gt;</text:p>
      <text:p text:style-name="P12">body {{</text:p>
      <text:p text:style-name="P12">font-family: Arial, sans-serif;</text:p>
      <text:p text:style-name="P12"><text:soft-page-break/>font-size: 14px;</text:p>
      <text:p text:style-name="P12">background-color: #f4f4f4;</text:p>
      <text:p text:style-name="P12">margin: 0;</text:p>
      <text:p text:style-name="P12">padding: 0;</text:p>
      <text:p text:style-name="P12">}}</text:p>
      <text:p text:style-name="P15"/>
      <text:p text:style-name="P12">.container {{</text:p>
      <text:p text:style-name="P12">max-width: 600px;</text:p>
      <text:p text:style-name="P12">margin: 0 auto;</text:p>
      <text:p text:style-name="P12">background-color: #ffffff;</text:p>
      <text:p text:style-name="P12">padding: 20px;</text:p>
      <text:p text:style-name="P12">border-radius: 10px;</text:p>
      <text:p text:style-name="P12">box-shadow: 0 2px 5px rgba(0, 0, 0, 0.1);</text:p>
      <text:p text:style-name="P12">animation: fade-in 0.5s ease-out;</text:p>
      <text:p text:style-name="P12">}}</text:p>
      <text:p text:style-name="P15"/>
      <text:p text:style-name="P12">@keyframes fade-in {{</text:p>
      <text:p text:style-name="P12">from {{ opacity: 0; }}</text:p>
      <text:p text:style-name="P12">to {{ opacity: 1; }}</text:p>
      <text:p text:style-name="P12">}}</text:p>
      <text:p text:style-name="P15"/>
      <text:p text:style-name="P12">.header {{</text:p>
      <text:p text:style-name="P12">font-size: 24px;</text:p>
      <text:p text:style-name="P12">font-weight: bold;</text:p>
      <text:p text:style-name="P12">color: #333333;</text:p>
      <text:p text:style-name="P12">margin-bottom: 20px;</text:p>
      <text:p text:style-name="P12">}}</text:p>
      <text:p text:style-name="P15"/>
      <text:p text:style-name="P12">.text {{</text:p>
      <text:p text:style-name="P12">color: #666666;</text:p>
      <text:p text:style-name="P12">margin-bottom: 10px;</text:p>
      <text:p text:style-name="P12">}}</text:p>
      <text:p text:style-name="P15"/>
      <text:p text:style-name="P12">.token {{</text:p>
      <text:p text:style-name="P12">font-size: 28px;</text:p>
      <text:p text:style-name="P12">font-weight: bold;</text:p>
      <text:p text:style-name="P12">color: #FF0000;</text:p>
      <text:p text:style-name="P12">margin-top: 20px;</text:p>
      <text:p text:style-name="P12">margin-bottom: 30px;</text:p>
      <text:p text:style-name="P12">}}</text:p>
      <text:p text:style-name="P15"/>
      <text:p text:style-name="P12">.footer {{</text:p>
      <text:p text:style-name="P12">color: #999999;</text:p>
      <text:p text:style-name="P12">font-size: 12px;</text:p>
      <text:p text:style-name="P12">text-align: center;</text:p>
      <text:p text:style-name="P12">margin-top: 30px;</text:p>
      <text:p text:style-name="P12">}}</text:p>
      <text:p text:style-name="P12">&lt;/style&gt;</text:p>
      <text:p text:style-name="P12">&lt;/head&gt;</text:p>
      <text:p text:style-name="P12">&lt;body&gt;</text:p>
      <text:p text:style-name="P12"><text:soft-page-break/>&lt;div class='container'&gt;</text:p>
      <text:p text:style-name="P12">&lt;div class='header'&gt;Password Reset&lt;/div&gt;</text:p>
      <text:p text:style-name="P12">&lt;div class='text'&gt;Dear {email},&lt;/div&gt;</text:p>
      <text:p text:style-name="P12">&lt;div class='text'&gt;You have requested to reset your password. Please use the following token:&lt;/div&gt;</text:p>
      <text:p text:style-name="P12">&lt;div class='token'&gt;{token}&lt;/div&gt;</text:p>
      <text:p text:style-name="P12">&lt;div class='text'&gt;This token will expire in 24 hours.&lt;/div&gt;</text:p>
      <text:p text:style-name="P12">&lt;div class='text'&gt;Regards,&lt;/div&gt;</text:p>
      <text:p text:style-name="P12">&lt;div class='text'&gt;Glydetek Group&lt;/div&gt;</text:p>
      <text:p text:style-name="P12">&lt;div class='footer'&gt;© 2023 Glydetek Group. All rights reserved.&lt;/div&gt;</text:p>
      <text:p text:style-name="P12">&lt;/div&gt;</text:p>
      <text:p text:style-name="P12">&lt;/body&gt;</text:p>
      <text:p text:style-name="P12">&lt;/html&gt;";</text:p>
      <text:p text:style-name="P15"/>
      <text:p text:style-name="P12">using (SmtpClient smtpClient = new SmtpClient(mail.SmtpHost, mail.SmtpPort))</text:p>
      <text:p text:style-name="P12">{</text:p>
      <text:p text:style-name="P12">smtpClient.EnableSsl = true;</text:p>
      <text:p text:style-name="P12">smtpClient.UseDefaultCredentials = false;</text:p>
      <text:p text:style-name="P12">smtpClient.Credentials = new NetworkCredential(mail.SmtpUserName, mail.SmtpPassword);</text:p>
      <text:p text:style-name="P15"/>
      <text:p text:style-name="P12">MailMessage mailMessage = new MailMessage();</text:p>
      <text:p text:style-name="P12">mailMessage.From = new MailAddress(mail.SmtpUserName);</text:p>
      <text:p text:style-name="P12">mailMessage.To.Add(email);</text:p>
      <text:p text:style-name="P12">mailMessage.Subject = subject;</text:p>
      <text:p text:style-name="P12">mailMessage.Body = body;</text:p>
      <text:p text:style-name="P12">mailMessage.IsBodyHtml = true; // Set the email body format to HTML</text:p>
      <text:p text:style-name="P15"/>
      <text:p text:style-name="P12">await smtpClient.SendMailAsync(mailMessage);</text:p>
      <text:p text:style-name="P12">}</text:p>
      <text:p text:style-name="P12">}</text:p>
      <text:p text:style-name="P13"><text:line-break/><text:line-break/></text:p>
      <text:p text:style-name="P12">[HttpPost("reset-password")]</text:p>
      <text:p text:style-name="P12">public async Task&lt;IActionResult&gt;ResetPassword(ResetPasswordRequest request)</text:p>
      <text:p text:style-name="P12">{</text:p>
      <text:p text:style-name="P16"/>
      <text:p text:style-name="P12">//The PasswordResetToken which i declared in the User.cs model and it is made availabe in the</text:p>
      <text:p text:style-name="P12">//DataContext.cs through the DbSet shouuld be equal to the Token the user will declare in the ResetPasswordRequest model</text:p>
      <text:p text:style-name="P12">var user = await _context.Accounts.FirstOrDefaultAsync(u =&gt; u.PasswordResetToken == request.Token);</text:p>
      <text:p text:style-name="P12">if(user==null || user.ResetTokenExpires&lt;DateTime.Now ){</text:p>
      <text:p text:style-name="P12">return BadRequest("Invalid Token");</text:p>
      <text:p text:style-name="P12">}</text:p>
      <text:p text:style-name="P12">user.Password = BCrypt.Net.BCrypt.HashPassword(request.Password);</text:p>
      <text:p text:style-name="P12"><text:soft-page-break/>user.PasswordResetToken = null;</text:p>
      <text:p text:style-name="P12">user.ResetTokenExpires = null;</text:p>
      <text:p text:style-name="P15"/>
      <text:p text:style-name="P12">await _context.SaveChangesAsync();</text:p>
      <text:p text:style-name="P15"/>
      <text:p text:style-name="P12">return Ok("Password successfully reset.");</text:p>
      <text:p text:style-name="P15"/>
      <text:p text:style-name="P12">}</text:p>
      <text:p text:style-name="P13"><text:line-break/><text:line-break/><text:line-break/></text:p>
      <text:p text:style-name="P12">[HttpPost("update-userprofile")]</text:p>
      <text:p text:style-name="P12">public async Task&lt;IActionResult&gt; UpdateUserProfile(UserProfileHydot request)</text:p>
      <text:p text:style-name="P12">{</text:p>
      <text:p text:style-name="P12">var user = await _context.IndustryContactPeople.FirstOrDefaultAsync(u =&gt; u.Email == request.Email);</text:p>
      <text:p text:style-name="P12">var user2 = await _context.Accounts.FirstOrDefaultAsync(a =&gt; a.Email == request.Email);</text:p>
      <text:p text:style-name="P12">if (user == null)</text:p>
      <text:p text:style-name="P12">{</text:p>
      <text:p text:style-name="P12">return BadRequest("User profile not found");</text:p>
      <text:p text:style-name="P12">}</text:p>
      <text:p text:style-name="P15"/>
      <text:p text:style-name="P12">user.Title = request.Title;</text:p>
      <text:p text:style-name="P12">user.Sex = request.Sex;</text:p>
      <text:p text:style-name="P12">user.FirstName = request.Firstname;</text:p>
      <text:p text:style-name="P12">user.LastName = request.Lastname;</text:p>
      <text:p text:style-name="P12">user.Email = request.Email;</text:p>
      <text:p text:style-name="P12">user.PhoneNumber = request.Phone;</text:p>
      <text:p text:style-name="P12">user.Position = request.Position;</text:p>
      <text:p text:style-name="P15"/>
      <text:p text:style-name="P12">var name = request.Title + " " + request.Firstname + " " + request.Lastname;</text:p>
      <text:p text:style-name="P12">user2.Email = request.Email;</text:p>
      <text:p text:style-name="P12">user2.Name = name;</text:p>
      <text:p text:style-name="P12">user2.PhoneNumber = request.Phone;</text:p>
      <text:p text:style-name="P12">user2.Password = BCrypt.Net.BCrypt.HashPassword(request.Password);</text:p>
      <text:p text:style-name="P12">user2.PasswordResetToken = null;</text:p>
      <text:p text:style-name="P12">user2.ResetTokenExpires = null;</text:p>
      <text:p text:style-name="P15"/>
      <text:p text:style-name="P12">await _context.SaveChangesAsync();</text:p>
      <text:p text:style-name="P12">return Ok("User profile successfully updated.");</text:p>
      <text:p text:style-name="P12">}</text:p>
      <text:p text:style-name="P13"><text:line-break/><text:line-break/></text:p>
      <text:p text:style-name="P12">[HttpPost("requestInternNew")]</text:p>
      <text:p text:style-name="P12">public async Task&lt;IActionResult&gt; AddProject([FromBody] InternRequestNew request)</text:p>
      <text:p text:style-name="P12"><text:soft-page-break/>{</text:p>
      <text:p text:style-name="P12">var create_Intern_Request = new InternRequestNew</text:p>
      <text:p text:style-name="P12">{</text:p>
      <text:p text:style-name="P12">Id = request.Id,</text:p>
      <text:p text:style-name="P12">Region = request.Region,</text:p>
      <text:p text:style-name="P12">Branch = request.Branch,</text:p>
      <text:p text:style-name="P12">City = request.City,</text:p>
      <text:p text:style-name="P12">Course = request.Course,</text:p>
      <text:p text:style-name="P12">Slot = request.Slot,</text:p>
      <text:p text:style-name="P12">StartDate = request.StartDate,</text:p>
      <text:p text:style-name="P12">EndDate = request.EndDate,</text:p>
      <text:p text:style-name="P12">};</text:p>
      <text:p text:style-name="P15"/>
      <text:p text:style-name="P12">_context.InternRequests.Add(create_Intern_Request);</text:p>
      <text:p text:style-name="P15"/>
      <text:p text:style-name="P12">await _context.SaveChangesAsync();</text:p>
      <text:p text:style-name="P15"/>
      <text:p text:style-name="P12">return Ok("Request Intern Created Successfully");</text:p>
      <text:p text:style-name="P12">}</text:p>
      <text:p text:style-name="P13"><text:line-break/></text:p>
      <text:p text:style-name="P12">private static void CreatePasswordHash(string password, out byte[] passwordHash, out byte[] passwordSalt)</text:p>
      <text:p text:style-name="P12">{</text:p>
      <text:p text:style-name="P12">using (var hmac = new HMACSHA512())</text:p>
      <text:p text:style-name="P12">{</text:p>
      <text:p text:style-name="P12">passwordSalt = hmac.Key;</text:p>
      <text:p text:style-name="P12">passwordHash = hmac.ComputeHash(System.Text.Encoding.UTF8.GetBytes(password));</text:p>
      <text:p text:style-name="P16"/>
      <text:p text:style-name="P12">}</text:p>
      <text:p text:style-name="P15"/>
      <text:p text:style-name="P12">}</text:p>
      <text:p text:style-name="P15"/>
      <text:p text:style-name="P12">private string CreateRandomToken(){</text:p>
      <text:p text:style-name="P12">return Convert.ToHexString(RandomNumberGenerator.GetBytes(64));</text:p>
      <text:p text:style-name="P12">}</text:p>
      <text:p text:style-name="P16"/>
      <text:p text:style-name="P12">}</text:p>
      <text:p text:style-name="P12">}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H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H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11:24:05.151698311</meta:creation-date>
    <dc:date>2023-06-14T09:59:51.895881671</dc:date>
    <meta:editing-duration>PT11M16S</meta:editing-duration>
    <meta:editing-cycles>2</meta:editing-cycles>
    <meta:generator>LibreOffice/7.5.3.2$MacOSX_X86_64 LibreOffice_project/9f56dff12ba03b9acd7730a5a481eea045e468f3</meta:generator>
    <meta:document-statistic meta:table-count="0" meta:image-count="0" meta:object-count="0" meta:page-count="14" meta:paragraph-count="530" meta:word-count="1633" meta:character-count="14794" meta:non-whitespace-character-count="13646"/>
  </office:meta>
</office:document-meta>
</file>